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2e0f" officeooo:paragraph-rsid="00022e0f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22e0f" officeooo:paragraph-rsid="00022e0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rsid="00022e0f" officeooo:paragraph-rsid="00022e0f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3ae04"/>
    </style:style>
    <style:style style:name="P5" style:family="paragraph" style:parent-style-name="Standard">
      <style:paragraph-properties fo:text-align="start" style:justify-single-word="false"/>
      <style:text-properties officeooo:paragraph-rsid="0003ae04"/>
    </style:style>
    <style:style style:name="P6" style:family="paragraph" style:parent-style-name="Standard">
      <style:paragraph-properties fo:text-align="start" style:justify-single-word="false"/>
      <style:text-properties fo:font-size="11pt" officeooo:rsid="0003ae04" officeooo:paragraph-rsid="0003ae04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3ae04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1pt" officeooo:rsid="0003ae04" officeooo:paragraph-rsid="0003ae04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03ae04" officeooo:paragraph-rsid="0003ae04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22e0f" officeooo:paragraph-rsid="00022e0f"/>
    </style:style>
    <style:style style:name="T1" style:family="text">
      <style:text-properties fo:font-size="11pt" officeooo:rsid="00022e0f" style:font-size-asian="11pt" style:font-size-complex="11pt"/>
    </style:style>
    <style:style style:name="T2" style:family="text">
      <style:text-properties fo:font-size="11pt" officeooo:rsid="0003ae04" style:font-size-asian="11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istorias de Usuario</text:p>
      <text:p text:style-name="P1"/>
      <text:list xml:id="list918647019" text:style-name="L1">
        <text:list-item>
          <text:p text:style-name="P2">HU 1 : Alta Nota</text:p>
          <text:p text:style-name="P3">Yo como usuario<text:line-break/>Quiero crear notas</text:p>
          <text:p text:style-name="P4"><text:span text:style-name="T1">Para registrar información y conocimiento de las materias y poder organizarme con las misma</text:span><text:span text:style-name="T2">s</text:span></text:p>
        </text:list-item>
      </text:list>
      <text:p text:style-name="P5"><text:span text:style-name="T2"/></text:p>
      <text:p text:style-name="P6"><text:tab/>Criterios de Aceptación:</text:p>
      <text:list text:style-name="L2">
        <text:list-item>
          <text:p text:style-name="P7"><text:span text:style-name="T2"/></text:p>
        </text:list-item>
        <text:list-item>
          <text:p text:style-name="P8">Dado/Cuando/entonces<text:tab/><text:tab/></text:p>
        </text:list-item>
      </text:list>
      <text:list text:continue-list="list918647019" text:style-name="L1">
        <text:list-header>
          <text:p text:style-name="P9"><text:tab/><text:tab/></text:p>
        </text:list-header>
        <text:list-item>
          <text:p text:style-name="P1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9:10:10.361733137</meta:creation-date>
    <dc:date>2025-08-01T11:55:55.178835183</dc:date>
    <meta:editing-duration>PT10M25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9" meta:word-count="39" meta:character-count="218" meta:non-whitespace-character-count="187"/>
  </office:meta>
</office:document-meta>
</file>